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'Lucida Console', monospace"/>
    <style:font-face style:name="Mangal1" svg:font-family="Mangal"/>
    <style:font-face style:name="OpenSymbol" svg:font-family="OpenSymbol"/>
    <style:font-face style:name="arial" svg:font-family="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3">
      <style:text-properties style:font-name="Arial" fo:font-size="10pt" style:font-size-asian="10pt" style:font-size-complex="10pt"/>
    </style:style>
    <style:style style:name="P2" style:family="paragraph" style:parent-style-name="Text_20_body" style:list-style-name="L1">
      <style:paragraph-properties fo:margin-left="0.397cm" fo:margin-right="0cm" fo:margin-top="0cm" fo:margin-bottom="0cm" fo:text-indent="0cm" style:auto-text-indent="false"/>
      <style:text-properties fo:font-variant="normal" fo:text-transform="none" fo:color="#500050" style:font-name="Arial" fo:font-size="9.75pt" fo:letter-spacing="normal" fo:font-style="normal" fo:font-weight="normal"/>
    </style:style>
    <style:style style:name="P3" style:family="paragraph" style:parent-style-name="Text_20_body" style:list-style-name="L1">
      <style:paragraph-properties fo:margin-left="0.397cm" fo:margin-right="0cm" fo:margin-top="0cm" fo:margin-bottom="0cm" fo:text-indent="0cm" style:auto-text-indent="false"/>
      <style:text-properties fo:font-variant="normal" fo:text-transform="none" fo:color="#500050" style:font-name="Arial" fo:font-size="9.75pt" fo:letter-spacing="normal" fo:font-style="normal" fo:font-weight="normal" fo:background-color="#00ff00"/>
    </style:style>
    <style:style style:name="P4" style:family="paragraph" style:parent-style-name="Text_20_body" style:list-style-name="L1">
      <style:paragraph-properties fo:margin-left="0.397cm" fo:margin-right="0cm" fo:margin-top="0cm" fo:margin-bottom="0cm" fo:text-indent="0cm" style:auto-text-indent="false"/>
      <style:text-properties fo:font-variant="normal" fo:text-transform="none" fo:color="#500050" style:font-name="Arial" fo:font-size="9.75pt" fo:letter-spacing="normal" fo:font-style="normal" fo:font-weight="normal" fo:background-color="#ffff00"/>
    </style:style>
    <style:style style:name="P5" style:family="paragraph" style:parent-style-name="Text_20_body" style:list-style-name="L1">
      <style:paragraph-properties fo:margin-left="0.397cm" fo:margin-right="0cm" fo:text-indent="0cm" style:auto-text-indent="false"/>
      <style:text-properties fo:font-variant="normal" fo:text-transform="none" fo:color="#500050" style:font-name="Arial" fo:font-size="9.75pt" fo:letter-spacing="normal" fo:font-style="normal" fo:font-weight="normal"/>
    </style:style>
    <style:style style:name="P6" style:family="paragraph" style:parent-style-name="Text_20_body" style:list-style-name="L1">
      <style:paragraph-properties fo:margin-left="0.397cm" fo:margin-right="0cm" fo:text-indent="0cm" style:auto-text-indent="false"/>
      <style:text-properties fo:font-variant="normal" fo:text-transform="none" fo:color="#500050" style:font-name="Arial" fo:font-size="9.75pt" fo:letter-spacing="normal" fo:font-style="normal" fo:font-weight="normal" fo:background-color="#00ff00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 style:list-style-name="L1">
      <style:text-properties style:font-name="Arial"/>
    </style:style>
    <style:style style:name="P9" style:family="paragraph" style:parent-style-name="Standard">
      <style:paragraph-properties fo:margin-left="0cm" fo:margin-right="0cm" fo:margin-top="0cm" fo:margin-bottom="0.499cm" fo:text-indent="0cm" style:auto-text-indent="false"/>
      <style:text-properties fo:font-variant="normal" fo:text-transform="none" fo:color="#500050" style:font-name="Arial" fo:font-size="9.75pt" fo:letter-spacing="normal" fo:font-style="normal" fo:font-weight="normal"/>
    </style:style>
    <style:style style:name="P10" style:family="paragraph" style:parent-style-name="Standard">
      <style:paragraph-properties fo:margin-left="0cm" fo:margin-right="0cm" fo:margin-top="0cm" fo:margin-bottom="0.499cm" fo:text-indent="0cm" style:auto-text-indent="false"/>
      <style:text-properties fo:font-variant="normal" fo:text-transform="none" fo:color="#500050" style:font-name="Arial" fo:font-size="9.75pt" fo:letter-spacing="normal" fo:font-style="normal" fo:font-weight="bold" style:font-weight-asian="bold" style:font-weight-complex="bold"/>
    </style:style>
    <style:style style:name="P11" style:family="paragraph" style:parent-style-name="Standard" style:list-style-name="L5">
      <style:paragraph-properties fo:margin-top="0cm" fo:margin-bottom="0.499cm"/>
      <style:text-properties fo:font-variant="normal" fo:text-transform="none" fo:color="#500050" style:font-name="Arial" fo:font-size="9.75pt" fo:letter-spacing="normal" fo:font-style="normal" fo:font-weight="normal"/>
    </style:style>
    <style:style style:name="T1" style:family="text">
      <style:text-properties fo:background-color="#00ff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00ff00" style:font-weight-asian="bold" style:font-weight-complex="bold"/>
    </style:style>
    <style:style style:name="T4" style:family="text">
      <style:text-properties fo:background-color="#ffff00"/>
    </style:style>
    <style:style style:name="T5" style:family="text">
      <style:text-properties fo:font-size="9pt"/>
    </style:style>
    <style:style style:name="T6" style:family="text">
      <style:text-properties fo:font-size="9pt" fo:background-color="#00ff00"/>
    </style:style>
    <style:style style:name="T7" style:family="text">
      <style:text-properties fo:color="#ff00ff" style:font-name="Courier New" style:font-name-asian="Courier New" style:font-name-complex="Courier New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a Semiramis a CLIENTS+</text:p>
      <text:list xml:id="list1160868192302998958" text:style-name="L3">
        <text:list-item>
          <text:p text:style-name="P1">Talend ha i job modificati da portare in prod: <text:span text:style-name="T7">erp_temp_crm_aziende erp_temp_crm_agenti</text:span></text:p>
        </text:list-item>
        <text:list-item>
          <text:p text:style-name="P1">Mapping per nuova classificazione c'è nel Account_functions.php</text:p>
        </text:list-item>
      </text:list>
      <text:p text:style-name="P9"/>
      <text:list xml:id="list7596311355553806089" text:style-name="L5">
        <text:list-item>
          <text:p text:style-name="P11">SQL Update Linea</text:p>
        </text:list-item>
        <text:list-item>
          <text:p text:style-name="P11">SQL Update Attività Principale</text:p>
        </text:list-item>
        <text:list-item>
          <text:p text:style-name="P11">SQL Update Filtri</text:p>
        </text:list-item>
        <text:list-item>
          <text:p text:style-name="P11">Applicare modifiche ai moduli relativi (vedi sotto)</text:p>
        </text:list-item>
      </text:list>
      <text:p text:style-name="P9">In questi moduli bisogna capire decidere cosa utilizzare al posto della Categoria se Linea o Tipo Cliente o altro</text:p>
      <text:list xml:id="list5956659757422067535" text:style-name="L1">
        <text:list-item>
          <text:p text:style-name="P2">Revisioni (Inspections) <text:s/></text:p>
          <text:list>
            <text:list-item>
              <text:p text:style-name="P2">lookup azienda recupera la Categoria che viene salvata nella tabella del modulo (anche nella generazione Automatica delle Eevisioni) </text:p>
              <text:list>
                <text:list-item>
                  <text:p text:style-name="P3">ok modifica file php del modulo Inspections - test lookup ok</text:p>
                </text:list-item>
                <text:list-item>
                  <text:p text:style-name="P3">ok traduzione label </text:p>
                </text:list-item>
                <text:list-item>
                  <text:p text:style-name="P3">ok creazione file sql per update</text:p>
                </text:list-item>
                <text:list-item>
                  <text:p text:style-name="P3">ok modifica file php del batch per la creazione automatica delle revisioni</text:p>
                </text:list-item>
              </text:list>
            </text:list-item>
          </text:list>
        </text:list-item>
        <text:list-item>
          <text:p text:style-name="P2">MailchimpSync (era un modulo sperimentale) </text:p>
          <text:list>
            <text:list-item>
              <text:p text:style-name="P2">Sincronizzazione considerava la Categoria per fare Gruppi in Mailchimp </text:p>
            </text:list-item>
          </text:list>
        </text:list-item>
        <text:list-item>
          <text:p text:style-name="P2">Map</text:p>
          <text:list>
            <text:list-item>
              <text:p text:style-name="P2">lookup Categoria per Icona dell Marker sulla mappa </text:p>
              <text:list>
                <text:list-item>
                  <text:p text:style-name="P4">ok modifica file php del modulo MAP – TEST OK</text:p>
                </text:list-item>
                <text:list-item>
                  <text:p text:style-name="P4">nota (non si distingueranno più i Progettisti)</text:p>
                </text:list-item>
              </text:list>
            </text:list-item>
          </text:list>
        </text:list-item>
        <text:list-item>
          <text:p text:style-name="P2">Marketprices</text:p>
          <text:list>
            <text:list-item>
              <text:p text:style-name="P2">lookup azienda recupera la Categoria </text:p>
              <text:list>
                <text:list-item>
                  <text:p text:style-name="P3">ok modifica file php del modulo Inspections - test lookup ok</text:p>
                </text:list-item>
                <text:list-item>
                  <text:p text:style-name="P3">ok traduzione label </text:p>
                </text:list-item>
                <text:list-item>
                  <text:p text:style-name="P3">ok creazione file sql per update</text:p>
                </text:list-item>
              </text:list>
            </text:list-item>
            <text:list-item>
              <text:p text:style-name="P2">lookup Categoria in creazione nuovo Marketprice (EditView ) da Report Visita</text:p>
              <text:list>
                <text:list-item>
                  <text:p text:style-name="P3">ok modifica file EditView.php del modulo Inspections </text:p>
                </text:list-item>
              </text:list>
            </text:list-item>
          </text:list>
        </text:list-item>
        <text:list-item>
          <text:p text:style-name="P2">Relazioni</text:p>
          <text:list>
            <text:list-item>
              <text:p text:style-name="P2">lookup Azienda Da recupera la Categoria Da  e Categoria A</text:p>
              <text:list>
                <text:list-item>
                  <text:p text:style-name="P3">ok modifica file php del modulo Inspections - test lookup ok</text:p>
                </text:list-item>
                <text:list-item>
                  <text:p text:style-name="P3">ok traduzione label </text:p>
                </text:list-item>
                <text:list-item>
                  <text:p text:style-name="P3">ok creazione file sql per update</text:p>
                </text:list-item>
              </text:list>
            </text:list-item>
          </text:list>
        </text:list-item>
        <text:list-item>
          <text:p text:style-name="P2">Consulenze</text:p>
          <text:list>
            <text:list-item>
              <text:p text:style-name="P2">c'è una funzione crmv_categoria in modules\SDK\src\modules\Consulenza\ConsulenzaUtils.php </text:p>
              <text:p text:style-name="P2">che fa lookup Categoria sulla base di account_id  e viene chiamata in EditView.php</text:p>
              <text:list>
                <text:list-item>
                  <text:p text:style-name="P3">ok modifica file ConsulenzaUtils.php </text:p>
                </text:list-item>
                <text:list-item>
                  <text:p text:style-name="P4">non capisco se viene utilizzata ancora.....non comapare e quelle nel DB vtiger_consulenza.consulenzacetegory diverse da NULL non c'entrano nulla con la LINEA nessun UPDATE sul DB</text:p>
                </text:list-item>
              </text:list>
            </text:list-item>
          </text:list>
        </text:list-item>
        <text:list-item>
          <text:p text:style-name="P2">Form Fiere (per i File)</text:p>
          <text:list>
            <text:list-item>
              <text:p text:style-name="P2">Salva la Categoria se presente nel file</text:p>
              <text:list>
                <text:list-item>
                  <text:p text:style-name="P3">ok modifica file xlsxform.php OK ma non ho testato</text:p>
                </text:list-item>
                <text:list-item>
                  <text:p text:style-name="P4">da verificare se inserire tipo cliente, attività principale e validare input di account_line</text:p>
                </text:list-item>
              </text:list>
            </text:list-item>
          </text:list>
        </text:list-item>
        <text:list-item>
          <text:p text:style-name="P2">Workflow per modulo Account</text:p>
          <text:list>
            <text:list-item>
              <text:p text:style-name="P4"><text:span text:style-name="T1">Funzione custom che calcola </text:span><text:span text:style-name="T3">Frequenza di visita proposta</text:span><text:span text:style-name="T1"> per modulo Account (vtiger_accountscf.cf_889, dovrebbe essere "</text:span><text:span text:style-name="T6">Frequenza visita proposta"</text:span><text:span text:style-name="T1">) sulla base della Categoria....qui cosa facciamo per i PROG??? Non mi preoccupo</text:span></text:p>
            </text:list-item>
          </text:list>
        </text:list-item>
        <text:list-item>
          <text:p text:style-name="P2">batch php Import Account che legge da tabella temporanea</text:p>
          <text:list>
            <text:list-item>
              <text:p text:style-name="P4"><text:soft-page-break/>ok modifica file Accounts_config.php e Accounts_functions.php con gli stessi principi del update massivo...per i PROG ho messo un UPDATE dopo la modifica che va a prendere il mandato agente (ocio ci sono dei DIST)?</text:p>
            </text:list-item>
            <text:list-item>
              <text:p text:style-name="P2">cosa fare per Tipo , Attività e Brand se arriva un nuovo Cliente da Semiramis ? </text:p>
            </text:list-item>
          </text:list>
        </text:list-item>
        <text:list-item>
          <text:p text:style-name="P2">batch php privilegi Account (AccPrivileges)</text:p>
          <text:list>
            <text:list-item>
              <text:p text:style-name="P4">Non ricordo a cosa serve</text:p>
            </text:list-item>
          </text:list>
        </text:list-item>
        <text:list-item>
          <text:p text:style-name="P2">batch php calcolo Stelline </text:p>
          <text:list>
            <text:list-item>
              <text:p text:style-name="P3">ok modificato AccRatingClass.php e AccRatingClassCARP.php e distinguo tra PROGETTISTA e UTILIZZATORE.....<text:span text:style-name="T4">da testare il batch</text:span></text:p>
            </text:list-item>
            <text:list-item>
              <text:p text:style-name="P4">Verificare altri file per stelline</text:p>
            </text:list-item>
            <text:list-item>
              <text:p text:style-name="P4">I filtri per questo deve andare su Account a verificare con cura</text:p>
            </text:list-item>
          </text:list>
        </text:list-item>
        <text:list-item>
          <text:p text:style-name="P5">batch php creazione Revisioni</text:p>
          <text:list>
            <text:list-item>
              <text:p text:style-name="P6">ok modificato PopulateInsp.php</text:p>
            </text:list-item>
          </text:list>
        </text:list-item>
      </text:list>
      <text:p text:style-name="P7"/>
      <text:list xml:id="list39257607" text:continue-numbering="true" text:style-name="L1">
        <text:list-item>
          <text:p text:style-name="P8">Filtri</text:p>
          <text:list>
            <text:list-item>
              <text:p text:style-name="P8">sostituire colonne nei filtri <text:s/>con Account Type</text:p>
            </text:list-item>
            <text:list-item>
              <text:p text:style-name="P8">fare una modifica massiva sulle condizioni (vtiger_cvadvfilter) per quelle semplici e fare la lista di quelle complicate</text:p>
              <text:p text:style-name="P8"/>
            </text:list-item>
          </text:list>
        </text:list-item>
        <text:list-item>
          <text:p text:style-name="P8">Picklist collegate</text:p>
          <text:p text:style-name="P8"/>
        </text:list-item>
        <text:list-item>
          <text:p text:style-name="P8">Campi condizionali (modulo Conditional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'Lucida Console', monospace"/>
    <style:font-face style:name="Mangal1" svg:font-family="Mangal"/>
    <style:font-face style:name="OpenSymbol" svg:font-family="OpenSymbol"/>
    <style:font-face style:name="arial" svg:font-family="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2T15:31:18.32</meta:creation-date>
    <dc:date>2014-12-15T19:09:30.30</dc:date>
    <meta:editing-duration>PT22H33M15S</meta:editing-duration>
    <meta:editing-cycles>39</meta:editing-cycles>
    <meta:generator>OpenOffice.org/3.4.1$Win32 OpenOffice.org_project/341m1$Build-9593</meta:generator>
    <meta:document-statistic meta:table-count="0" meta:image-count="0" meta:object-count="0" meta:page-count="2" meta:paragraph-count="59" meta:word-count="535" meta:character-count="3333"/>
  </office:meta>
</office:document-meta>
</file>